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Standaard" style:master-page-name="MP0" style:family="paragraph">
      <style:paragraph-properties fo:break-before="page"/>
      <style:text-properties style:font-name="Times New Roman" style:font-name-asian="Times New Roman" style:font-name-complex="Times New Roman" fo:color="#000000"/>
    </style:style>
    <style:style style:name="P2" style:parent-style-name="Standaard" style:family="paragraph">
      <style:text-properties style:font-name="Times New Roman" style:font-name-asian="Times New Roman" style:font-name-complex="Times New Roman" fo:color="#000000"/>
    </style:style>
    <style:style style:name="P3" style:parent-style-name="Standaard" style:family="paragraph">
      <style:text-properties style:font-name="Times New Roman" style:font-name-asian="Times New Roman" style:font-name-complex="Times New Roman" fo:color="#000000"/>
    </style:style>
    <style:style style:name="T4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5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6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7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8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P9" style:parent-style-name="Standa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/>
    </style:style>
    <style:style style:name="P10" style:parent-style-name="Standaard" style:family="paragraph">
      <style:text-properties style:font-name="Times New Roman" style:font-name-asian="Times New Roman" style:font-name-complex="Times New Roman" fo:color="#000000"/>
    </style:style>
    <style:style style:name="P11" style:parent-style-name="Standaard" style:family="paragraph">
      <style:text-properties style:font-name="Times New Roman" style:font-name-asian="Times New Roman" style:font-name-complex="Times New Roman" fo:color="#000000"/>
    </style:style>
    <style:style style:name="T12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13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14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15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16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17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18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19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20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21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22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23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24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25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26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27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28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P29" style:parent-style-name="Standa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/>
    </style:style>
    <style:style style:name="P30" style:parent-style-name="Standaard" style:family="paragraph">
      <style:text-properties style:font-name="Times New Roman" style:font-name-asian="Times New Roman" style:font-name-complex="Times New Roman" fo:color="#000000"/>
    </style:style>
    <style:style style:name="P31" style:parent-style-name="Standaard" style:family="paragraph">
      <style:text-properties style:font-name="Times New Roman" style:font-name-asian="Times New Roman" style:font-name-complex="Times New Roman" fo:color="#000000"/>
    </style:style>
    <style:style style:name="P32" style:parent-style-name="Standaard" style:family="paragraph">
      <style:text-properties style:font-name="Times New Roman" style:font-name-asian="Times New Roman" style:font-name-complex="Times New Roman" fo:color="#000000"/>
    </style:style>
    <style:style style:name="P33" style:parent-style-name="Standaard" style:family="paragraph">
      <style:text-properties style:font-name="Times New Roman" style:font-name-asian="Times New Roman" style:font-name-complex="Times New Roman" fo:color="#000000"/>
    </style:style>
    <style:style style:name="T34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35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36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37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38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39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40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41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42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43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44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45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46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47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48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49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50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P51" style:parent-style-name="Standa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/>
    </style:style>
    <style:style style:name="P52" style:parent-style-name="Standaard" style:family="paragraph">
      <style:text-properties style:font-name="Times New Roman" style:font-name-asian="Times New Roman" style:font-name-complex="Times New Roman" fo:color="#000000"/>
    </style:style>
    <style:style style:name="P53" style:parent-style-name="Standaard" style:family="paragraph">
      <style:text-properties style:font-name="Times New Roman" style:font-name-asian="Times New Roman" style:font-name-complex="Times New Roman" fo:color="#000000"/>
    </style:style>
    <style:style style:name="P54" style:parent-style-name="Standaard" style:family="paragraph">
      <style:text-properties style:font-name="Times New Roman" style:font-name-asian="Times New Roman" style:font-name-complex="Times New Roman" fo:color="#000000"/>
    </style:style>
    <style:style style:name="T55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56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57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58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59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60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61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62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63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64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65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66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67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P68" style:parent-style-name="Standa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/>
    </style:style>
    <style:style style:name="P69" style:parent-style-name="Standaard" style:family="paragraph">
      <style:text-properties style:font-name="Times New Roman" style:font-name-asian="Times New Roman" style:font-name-complex="Times New Roman" fo:color="#000000"/>
    </style:style>
    <style:style style:name="P70" style:parent-style-name="Standaard" style:family="paragraph">
      <style:text-properties style:font-name="Times New Roman" style:font-name-asian="Times New Roman" style:font-name-complex="Times New Roman" fo:color="#000000"/>
    </style:style>
    <style:style style:name="P71" style:parent-style-name="Standaard" style:family="paragraph">
      <style:text-properties style:font-name="Times New Roman" style:font-name-asian="Times New Roman" style:font-name-complex="Times New Roman" fo:color="#000000"/>
    </style:style>
    <style:style style:name="P72" style:parent-style-name="Standaard" style:family="paragraph">
      <style:text-properties style:font-name="Times New Roman" style:font-name-asian="Times New Roman" style:font-name-complex="Times New Roman" fo:color="#000000"/>
    </style:style>
    <style:style style:name="T73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74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75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76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77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78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79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80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81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T82" style:parent-style-name="Standaardalinea-lettertype" style:family="text">
      <style:text-properties style:font-name="Times New Roman" style:font-name-asian="Times New Roman" style:font-name-complex="Times New Roman" fo:color="#000000"/>
    </style:style>
    <style:style style:name="P83" style:parent-style-name="Standaard" style:family="paragraph">
      <style:text-properties style:font-name="Times New Roman" style:font-name-asian="Times New Roman" style:font-name-complex="Times New Roman" fo:color="#000000"/>
    </style:style>
  </office:automatic-styles>
  <office:body>
    <office:text text:use-soft-page-breaks="true">
      <text:p text:style-name="P1">Aantekeningen Brwa Latif</text:p>
      <text:p text:style-name="P2">NIET VERGETEN HANDTEKENINGEN</text:p>
      <text:p text:style-name="P3"/>
      <text:p text:style-name="Standaard"><text:span text:style-name="T4">Maak een Programma van Eisen (PvE)</text:span></text:p>
      <text:p text:style-name="Standaard"><text:span text:style-name="T5">1. Vul het sjabloon PvE in.</text:span></text:p>
      <text:p text:style-name="Standaard"><text:span text:style-name="T6">2. Noteer alle eisen uit het gesprek en uit de documentatie (ongeveer 15).</text:span></text:p>
      <text:p text:style-name="Standaard"><text:span text:style-name="T7">4. Vul het sjabloon volledig in.</text:span></text:p>
      <text:p text:style-name="Standaard"><text:span text:style-name="T8">5. Noteer URL’s van gebruikte bronnen</text:span></text:p>
      <text:p text:style-name="P9">6. Maak een vakje voor de handtekening voor goedkeuring (staat niet op het sjabloon).</text:p>
      <text:p text:style-name="P10"/>
      <text:p text:style-name="P11"/>
      <text:p text:style-name="Standaard"><text:span text:style-name="T12">Opdracht 2</text:span></text:p>
      <text:p text:style-name="Standaard"><text:span text:style-name="T13">Maak een Planning</text:span></text:p>
      <text:p text:style-name="Standaard"><text:span text:style-name="T14">Vul het sjabloon projectplan versie 2 in.</text:span></text:p>
      <text:p text:style-name="Standaard"><text:span text:style-name="T15">1. Benoem in de inleiding de ontwikkelmethode = Watervalmethode</text:span></text:p>
      <text:p text:style-name="Standaard"><text:span text:style-name="T16">1. Noteer de doelstellingen</text:span></text:p>
      <text:p text:style-name="Standaard"><text:span text:style-name="T17">2. Beschrijf alle werkzaamheden door het schema in te vullen:</text:span></text:p>
      <text:p text:style-name="Standaard"><text:span text:style-name="T18">a. Klantgesprek</text:span></text:p>
      <text:p text:style-name="Standaard"><text:span text:style-name="T19">b. Maken Programma van Eisen</text:span></text:p>
      <text:p text:style-name="Standaard"><text:span text:style-name="T20">c. Maken planning (Plan van Aanpak)</text:span></text:p>
      <text:p text:style-name="Standaard"><text:span text:style-name="T21">d. Functionaliteiten beschrijven (functioneel ontwerp)</text:span></text:p>
      <text:p text:style-name="Standaard"><text:span text:style-name="T22">e. Wireframes (functioneel ontwerp)</text:span></text:p>
      <text:p text:style-name="Standaard"><text:span text:style-name="T23">f. Navigatiestructuur / sitemap (functioneel ontwerp)</text:span></text:p>
      <text:p text:style-name="Standaard"><text:span text:style-name="T24">g. Technische specificaties (technisch ontwerp)</text:span></text:p>
      <text:p text:style-name="Standaard"><text:span text:style-name="T25">h. ERD’s (technisch ontwerp)</text:span></text:p>
      <text:p text:style-name="Standaard"><text:span text:style-name="T26">i. Datamodel (technisch ontwerp)</text:span></text:p>
      <text:p text:style-name="Standaard"><text:span text:style-name="T27">j. Beschrijven ontwikkelomgeving</text:span></text:p>
      <text:p text:style-name="Standaard"><text:span text:style-name="T28">k. Installeren en configureren ontwikkelomgeving</text:span></text:p>
      <text:p text:style-name="P29">3. Vraag om goedkeuring met een handtekeningvakje.</text:p>
      <text:p text:style-name="P30"/>
      <text:p text:style-name="P31"/>
      <text:p text:style-name="P32"/>
      <text:p text:style-name="P33"/>
      <text:p text:style-name="Standaard"><text:span text:style-name="T34">Opdracht 3</text:span></text:p>
      <text:p text:style-name="Standaard"><text:span text:style-name="T35">Maak een Functioneel Ontwerp</text:span></text:p>
      <text:p text:style-name="Standaard"><text:span text:style-name="T36">1. Inleiding</text:span></text:p>
      <text:p text:style-name="Standaard"><text:span text:style-name="T37">Leg uit wat het FO voor een soort document is.</text:span></text:p>
      <text:p text:style-name="Standaard"><text:span text:style-name="T38">2. Betrokkenen</text:span></text:p>
      <text:p text:style-name="Standaard"><text:span text:style-name="T39">Vertel wie de betrokkenen zijn. (De klant en jij, misschien nog meer mensen)</text:span></text:p>
      <text:p text:style-name="Standaard"><text:span text:style-name="T40">3. Functionaliteiten</text:span></text:p>
      <text:p text:style-name="Standaard"><text:span text:style-name="T41">Geef een opsomming van de benodigde functionaliteiten (wat moet gebeuren?)</text:span></text:p>
      <text:p text:style-name="Standaard"><text:span text:style-name="T42">4. Navigatiestructuur</text:span></text:p>
      <text:p text:style-name="Standaard"><text:span text:style-name="T43">Maak een navigatieschema (waar vind je de functionaliteiten terug?)</text:span></text:p>
      <text:p text:style-name="Standaard"><text:span text:style-name="T44">5. Informatiebehoefte</text:span></text:p>
      <text:p text:style-name="Standaard"><text:span text:style-name="T45">Kijk naar de functionaliteiten en noteer welke informatiebehoefte er is.</text:span></text:p>
      <text:p text:style-name="Standaard"><text:span text:style-name="T46">Wie heeft de informatie nodig, welke informatie en waarom (userstory)</text:span></text:p>
      <text:p text:style-name="Standaard"><text:span text:style-name="T47">6. Werkwijze</text:span></text:p>
      <text:p text:style-name="Standaard"><text:span text:style-name="T48">Bla, bla, bla, chocoladevla</text:span></text:p>
      <text:p text:style-name="Standaard"><text:span text:style-name="T49">7. Maak een logisch datamodel</text:span></text:p>
      <text:p text:style-name="Standaard"><text:span text:style-name="T50">Klassendiagram</text:span></text:p>
      <text:p text:style-name="P51">8. Vraag om goedkeuring met een handtekeningvakje</text:p>
      <text:p text:style-name="P52"/>
      <text:p text:style-name="P53"/>
      <text:p text:style-name="P54"/>
      <text:p text:style-name="Standaard"><text:span text:style-name="T55">Opdracht 4</text:span></text:p>
      <text:p text:style-name="Standaard"><text:span text:style-name="T56">Maak een Technisch Ontwerp</text:span></text:p>
      <text:p text:style-name="Standaard"><text:span text:style-name="T57">1. Technische specificaties</text:span></text:p>
      <text:p text:style-name="Standaard"><text:span text:style-name="T58">a. Schermlayouts</text:span></text:p>
      <text:p text:style-name="Standaard"><text:span text:style-name="T59">Maak de wireframes (voor formulieren(=invoerschermen) en voor overzichten)</text:span></text:p>
      <text:p text:style-name="Standaard"><text:span text:style-name="T60">b. Functionaliteiten met MoSCoW</text:span></text:p>
      <text:p text:style-name="Standaard"><text:span text:style-name="T61">2. Relationeel datamodel</text:span></text:p>
      <text:p text:style-name="Standaard"><text:span text:style-name="T62">a. Technisch datamodel</text:span></text:p>
      <text:p text:style-name="Standaard"><text:span text:style-name="T63">ERD’s</text:span></text:p>
      <text:p text:style-name="Standaard"><text:span text:style-name="T64">Tabelnamen, kolommen, primairy keys, secundairy keys, relaties, 1 op n óf 1 op 1,</text:span></text:p>
      <text:p text:style-name="Standaard"><text:span text:style-name="T65">géén n op m relaties!</text:span></text:p>
      <text:p text:style-name="Standaard"><text:span text:style-name="T66">b. Datadictionary</text:span></text:p>
      <text:p text:style-name="Standaard"><text:span text:style-name="T67">Tabelnamen, kolomnamen, datatype, kolomgrootte, primary key, secondairy key, uitleg over de inhoud van een kolom.</text:span></text:p>
      <text:p text:style-name="P68">3. Maak een handtekeningvakje voor goedkeuring van de opdrachtgever.</text:p>
      <text:p text:style-name="P69"/>
      <text:p text:style-name="P70"/>
      <text:p text:style-name="P71"/>
      <text:p text:style-name="P72"/>
      <text:p text:style-name="Standaard"><text:span text:style-name="T73">Opdracht 5</text:span></text:p>
      <text:p text:style-name="Standaard"><text:span text:style-name="T74">Maak de ontwikkelomgeving</text:span></text:p>
      <text:p text:style-name="Standaard"><text:span text:style-name="T75">1. Je krijgt een virtuele machine, die start je</text:span></text:p>
      <text:p text:style-name="Standaard"><text:span text:style-name="T76">2. Installeer xampp daarop</text:span></text:p>
      <text:p text:style-name="Standaard"><text:span text:style-name="T77">3. Installer een editor bv. Notepad++, Visual Studio, PHPstorm</text:span></text:p>
      <text:p text:style-name="Standaard"><text:span text:style-name="T78">4. Pas het index.php bestand van xampp aan.</text:span></text:p>
      <text:p text:style-name="Standaard"><text:span text:style-name="T79">5. Kopieer alle programma’s naar htdocs</text:span></text:p>
      <text:p text:style-name="Standaard"><text:span text:style-name="T80">6. Exporteer de database van de fysieke machine</text:span></text:p>
      <text:p text:style-name="Standaard"><text:span text:style-name="T81">7. Importeer de database op de virtuele machine</text:span></text:p>
      <text:p text:style-name="Standaard"><text:span text:style-name="T82">8. Test de werking van de virtuele machine</text:span></text:p>
      <text:p text:style-name="P83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rwa Latif</meta:initial-creator>
    <dc:creator>Brwa Latif</dc:creator>
    <meta:creation-date>2021-10-27T14:21:00Z</meta:creation-date>
    <dc:date>2021-10-27T14:21:00Z</dc:date>
    <meta:template xlink:href="Normal.dotm" xlink:type="simple"/>
    <meta:editing-cycles>1</meta:editing-cycles>
    <meta:editing-duration>PT0S</meta:editing-duration>
    <meta:document-statistic meta:page-count="1" meta:paragraph-count="5" meta:word-count="415" meta:character-count="2694" meta:row-count="19" meta:non-whitespace-character-count="2284"/>
  </office:meta>
</office:document-meta>
</file>